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175cm" svg:x="8.239cm" svg:y="1.254cm">
          <text:p text:style-name="P1">Control ro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8.366cm" svg:y="5.445cm">
          <text:p text:style-name="P1">naviga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8.366cm" svg:y="10.271cm">
          <text:p text:style-name="P1">Computer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8.366cm" svg:y="14.589cm">
          <text:p text:style-name="P1">br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2.651cm" svg:y="10.144cm">
          <text:p text:style-name="P1">Fire contr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91cm" svg:height="8.255cm" svg:x="2.016cm" svg:y="19.669cm">
          <text:p text:style-name="P1">Enginee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3.573cm" svg:y="5.191cm">
          <text:p text:style-name="P1">deck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2.905cm" svg:y="5.191cm">
          <text:p text:style-name="P1">deck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3.573cm" svg:y="10.017cm">
          <text:p text:style-name="P1">deck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3.446cm" svg:y="14.462cm">
          <text:p text:style-name="P1">deck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2.651cm" svg:y="14.462cm">
          <text:p text:style-name="P1">deck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4.175cm" svg:x2="10.017cm" svg:y2="5.572cm">
          <text:p/>
        </draw:line>
        <draw:line draw:style-name="gr2" draw:text-style-name="P1" draw:layer="layout" svg:x1="10.017cm" svg:y1="8.747cm" svg:x2="10.017cm" svg:y2="10.144cm">
          <text:p/>
        </draw:line>
        <draw:line draw:style-name="gr2" draw:text-style-name="P1" draw:layer="layout" svg:x1="10.144cm" svg:y1="13.446cm" svg:x2="10.144cm" svg:y2="14.843cm">
          <text:p/>
        </draw:line>
        <draw:line draw:style-name="gr2" draw:text-style-name="P1" draw:layer="layout" svg:x1="10.271cm" svg:y1="18.018cm" svg:x2="10.271cm" svg:y2="19.415cm">
          <text:p/>
        </draw:line>
        <draw:line draw:style-name="gr2" draw:text-style-name="P1" draw:layer="layout" svg:x1="10.652cm" svg:y1="28.051cm" svg:x2="10.652cm" svg:y2="29.448cm">
          <text:p/>
        </draw:line>
        <draw:line draw:style-name="gr2" draw:text-style-name="P1" draw:layer="layout" svg:x1="6.588cm" svg:y1="6.842cm" svg:x2="8.239cm" svg:y2="6.842cm">
          <text:p/>
        </draw:line>
        <draw:line draw:style-name="gr2" draw:text-style-name="P1" draw:layer="layout" svg:x1="11.922cm" svg:y1="6.969cm" svg:x2="13.573cm" svg:y2="6.969cm">
          <text:p/>
        </draw:line>
        <draw:line draw:style-name="gr2" draw:text-style-name="P1" draw:layer="layout" svg:x1="6.588cm" svg:y1="11.668cm" svg:x2="8.239cm" svg:y2="11.668cm">
          <text:p/>
        </draw:line>
        <draw:line draw:style-name="gr2" draw:text-style-name="P1" draw:layer="layout" svg:x1="11.922cm" svg:y1="11.668cm" svg:x2="13.573cm" svg:y2="11.668cm">
          <text:p/>
        </draw:line>
        <draw:line draw:style-name="gr2" draw:text-style-name="P1" draw:layer="layout" svg:x1="6.334cm" svg:y1="16.113cm" svg:x2="7.985cm" svg:y2="16.113cm">
          <text:p/>
        </draw:line>
        <draw:line draw:style-name="gr2" draw:text-style-name="P1" draw:layer="layout" svg:x1="11.922cm" svg:y1="16.113cm" svg:x2="13.573cm" svg:y2="16.113cm">
          <text:p/>
        </draw:line>
      </draw:page>
      <draw:page draw:name="page2" draw:style-name="dp1" draw:master-page-name="Default">
        <draw:custom-shape draw:style-name="gr1" draw:text-style-name="P1" draw:layer="layout" svg:width="10.922cm" svg:height="10.161cm" svg:x="4.937cm" svg:y="1.126cm">
          <text:p text:style-name="P1">communic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4.732cm" svg:x="1cm" svg:y="13.065cm">
          <text:p text:style-name="P1">Missile</text:p>
          <text:p text:style-name="P1">Launche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4.732cm" svg:x="16.367cm" svg:y="13.192cm">
          <text:p text:style-name="P1">Missile</text:p>
          <text:p text:style-name="P1">Launcher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22cm" svg:height="10.161cm" svg:x="5.064cm" svg:y="15.096cm">
          <text:p text:style-name="P1">Gun Turret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cm" svg:y="4.302cm">
          <text:p text:style-name="P1">Deck 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444cm" svg:y="4.048cm">
          <text:p text:style-name="P1">Deck 7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71cm" svg:y1="12.43cm" svg:x2="10.271cm" svg:y2="13.827cm">
          <text:p/>
        </draw:line>
        <draw:line draw:style-name="gr2" draw:text-style-name="P1" draw:layer="layout" svg:x1="10.398cm" svg:y1="25.765cm" svg:x2="10.398cm" svg:y2="27.162cm">
          <text:p/>
        </draw:line>
        <draw:line draw:style-name="gr2" draw:text-style-name="P1" draw:layer="layout" svg:x1="3.921cm" svg:y1="5.699cm" svg:x2="5.572cm" svg:y2="5.699cm">
          <text:p/>
        </draw:line>
        <draw:line draw:style-name="gr2" draw:text-style-name="P1" draw:layer="layout" svg:x1="15.605cm" svg:y1="5.953cm" svg:x2="17.256cm" svg:y2="5.953cm">
          <text:p/>
        </draw:line>
        <draw:line draw:style-name="gr2" draw:text-style-name="P1" draw:layer="layout" svg:x1="3.921cm" svg:y1="19.288cm" svg:x2="5.572cm" svg:y2="19.288cm">
          <text:p/>
        </draw:line>
        <draw:line draw:style-name="gr2" draw:text-style-name="P1" draw:layer="layout" svg:x1="15.351cm" svg:y1="19.415cm" svg:x2="17.002cm" svg:y2="19.415cm">
          <text:p/>
        </draw:line>
      </draw:page>
      <draw:page draw:name="page3" draw:style-name="dp1" draw:master-page-name="Default">
        <draw:custom-shape draw:style-name="gr1" draw:text-style-name="P1" draw:layer="layout" svg:width="10.922cm" svg:height="10.161cm" svg:x="4.936cm" svg:y="1.252cm">
          <text:p text:style-name="P1">Crew quar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22cm" svg:height="10.161cm" svg:x="4.81cm" svg:y="13.445cm">
          <text:p text:style-name="P1">Mess Ha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873cm" svg:y="5.445cm">
          <text:p text:style-name="P1">Deck 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748cm" svg:y="5.064cm">
          <text:p text:style-name="P1">Deck 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492cm" svg:y="17.891cm">
          <text:p text:style-name="P1">Deck 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494cm" svg:y="17.891cm">
          <text:p text:style-name="P1">Deck 1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11.541cm" svg:x2="10.017cm" svg:y2="12.938cm">
          <text:p/>
        </draw:line>
        <draw:line draw:style-name="gr2" draw:text-style-name="P1" draw:layer="layout" svg:x1="10.398cm" svg:y1="23.987cm" svg:x2="10.398cm" svg:y2="25.384cm">
          <text:p/>
        </draw:line>
        <draw:line draw:style-name="gr2" draw:text-style-name="P1" draw:layer="layout" svg:x1="3.794cm" svg:y1="6.969cm" svg:x2="5.445cm" svg:y2="6.969cm">
          <text:p/>
        </draw:line>
        <draw:line draw:style-name="gr2" draw:text-style-name="P1" draw:layer="layout" svg:x1="15.478cm" svg:y1="6.842cm" svg:x2="17.129cm" svg:y2="6.842cm">
          <text:p/>
        </draw:line>
        <draw:line draw:style-name="gr2" draw:text-style-name="P1" draw:layer="layout" svg:x1="3.54cm" svg:y1="19.542cm" svg:x2="5.191cm" svg:y2="19.542cm">
          <text:p/>
        </draw:line>
        <draw:line draw:style-name="gr2" draw:text-style-name="P1" draw:layer="layout" svg:x1="15.351cm" svg:y1="19.542cm" svg:x2="17.002cm" svg:y2="19.542cm">
          <text:p/>
        </draw:line>
      </draw:page>
      <draw:page draw:name="page4" draw:style-name="dp1" draw:master-page-name="Default">
        <draw:custom-shape draw:style-name="gr1" draw:text-style-name="P1" draw:layer="layout" svg:width="10.922cm" svg:height="10.161cm" svg:x="4.936cm" svg:y="1.252cm">
          <text:p text:style-name="P1">Crew recre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22cm" svg:height="10.161cm" svg:x="4.81cm" svg:y="13.953cm">
          <text:p text:style-name="P1">Ar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494cm" svg:y="5.191cm">
          <text:p text:style-name="P1">Deck 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619cm" svg:y="5.318cm">
          <text:p text:style-name="P1">Deck 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494cm" svg:y="17.764cm">
          <text:p text:style-name="P1">Deck 15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365cm" svg:y="17.637cm">
          <text:p text:style-name="P1">Deck 14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11.795cm" svg:x2="10.017cm" svg:y2="13.192cm">
          <text:p/>
        </draw:line>
        <draw:line draw:style-name="gr2" draw:text-style-name="P1" draw:layer="layout" svg:x1="3.794cm" svg:y1="6.715cm" svg:x2="5.445cm" svg:y2="6.715cm">
          <text:p/>
        </draw:line>
        <draw:line draw:style-name="gr2" draw:text-style-name="P1" draw:layer="layout" svg:x1="3.413cm" svg:y1="19.034cm" svg:x2="5.064cm" svg:y2="19.034cm">
          <text:p/>
        </draw:line>
        <draw:line draw:style-name="gr2" draw:text-style-name="P1" draw:layer="layout" svg:x1="15.351cm" svg:y1="6.842cm" svg:x2="17.002cm" svg:y2="6.842cm">
          <text:p/>
        </draw:line>
        <draw:line draw:style-name="gr2" draw:text-style-name="P1" draw:layer="layout" svg:x1="15.478cm" svg:y1="19.288cm" svg:x2="17.129cm" svg:y2="19.288cm">
          <text:p/>
        </draw:line>
        <draw:line draw:style-name="gr2" draw:text-style-name="P1" draw:layer="layout" svg:x1="10.271cm" svg:y1="24.876cm" svg:x2="10.271cm" svg:y2="28.305cm">
          <text:p/>
        </draw:line>
      </draw:page>
      <draw:page draw:name="page5" draw:style-name="dp1" draw:master-page-name="Default">
        <draw:custom-shape draw:style-name="gr1" draw:text-style-name="P1" draw:layer="layout" svg:width="10.922cm" svg:height="10.161cm" svg:x="4.935cm" svg:y="1.251cm">
          <text:p text:style-name="P1">Armored vehicle stor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699cm" svg:x="4.937cm" svg:y="14.716cm">
          <text:p text:style-name="P1">Torpedo stor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4.572cm" svg:x="11.668cm" svg:y="14.97cm">
          <text:p text:style-name="P1">Torpedo </text:p>
          <text:p text:style-name="P1">Laun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873cm" svg:y="5.064cm">
          <text:p text:style-name="P1">Deck 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621cm" svg:y="5.064cm">
          <text:p text:style-name="P1">Deck 1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0.619cm" svg:y="15.732cm">
          <text:p text:style-name="P1">Deck 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175cm" svg:x="16.875cm" svg:y="15.351cm">
          <text:p text:style-name="P1">deck19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2cm" svg:y1="12.557cm" svg:x2="6.842cm" svg:y2="13.954cm">
          <text:p/>
        </draw:line>
        <draw:line draw:style-name="gr2" draw:text-style-name="P1" draw:layer="layout" svg:x1="6.969cm" svg:y1="20.177cm" svg:x2="9.763cm" svg:y2="28.693cm">
          <text:p/>
        </draw:line>
        <draw:line draw:style-name="gr2" draw:text-style-name="P1" draw:layer="layout" svg:x1="15.351cm" svg:y1="6.715cm" svg:x2="17.002cm" svg:y2="6.715cm">
          <text:p/>
        </draw:line>
        <draw:line draw:style-name="gr2" draw:text-style-name="P1" draw:layer="layout" svg:x1="3.921cm" svg:y1="6.842cm" svg:x2="5.572cm" svg:y2="6.842cm">
          <text:p/>
        </draw:line>
        <draw:line draw:style-name="gr2" draw:text-style-name="P1" draw:layer="layout" svg:x1="9.89cm" svg:y1="16.875cm" svg:x2="11.541cm" svg:y2="16.875cm">
          <text:p/>
        </draw:line>
        <draw:line draw:style-name="gr2" draw:text-style-name="P1" draw:layer="layout" svg:x1="3.54cm" svg:y1="17.764cm" svg:x2="5.191cm" svg:y2="17.764cm">
          <text:p/>
        </draw:line>
        <draw:line draw:style-name="gr2" draw:text-style-name="P1" draw:layer="layout" svg:x1="15.859cm" svg:y1="17.764cm" svg:x2="17.51cm" svg:y2="17.764cm">
          <text:p/>
        </draw:line>
      </draw:page>
      <draw:page draw:name="page6" draw:style-name="dp1" draw:master-page-name="Default">
        <draw:custom-shape draw:style-name="gr1" draw:text-style-name="P1" draw:layer="layout" svg:width="10.922cm" svg:height="10.161cm" svg:x="4.934cm" svg:y="1.249cm">
          <text:p text:style-name="P1">Fuel stor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22cm" svg:height="10.161cm" svg:x="4.936cm" svg:y="13.57cm">
          <text:p text:style-name="P1">Engine ro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15cm" svg:height="3.175cm" svg:x="0.619cm" svg:y="3.413cm">
          <text:p text:style-name="P1">Deck 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15cm" svg:height="3.175cm" svg:x="16.748cm" svg:y="3.54cm">
          <text:p text:style-name="P1">Deck 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15cm" svg:height="3.175cm" svg:x="0.787cm" svg:y="17.256cm">
          <text:p text:style-name="P1">Deck 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15cm" svg:height="3.175cm" svg:x="16.916cm" svg:y="17.383cm">
          <text:p text:style-name="P1">Deck 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15cm" svg:height="3.175cm" svg:x="8.62cm" svg:y="24.749cm">
          <text:p text:style-name="P1">Deck 24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11.668cm" svg:x2="10.017cm" svg:y2="13.065cm">
          <text:p/>
        </draw:line>
        <draw:line draw:style-name="gr2" draw:text-style-name="P1" draw:layer="layout" svg:x1="10.144cm" svg:y1="23.479cm" svg:x2="10.144cm" svg:y2="24.876cm">
          <text:p/>
        </draw:line>
        <draw:line draw:style-name="gr2" draw:text-style-name="P1" draw:layer="layout" svg:x1="3.794cm" svg:y1="5.064cm" svg:x2="5.445cm" svg:y2="5.064cm">
          <text:p/>
        </draw:line>
        <draw:line draw:style-name="gr2" draw:text-style-name="P1" draw:layer="layout" svg:x1="15.478cm" svg:y1="5.318cm" svg:x2="17.129cm" svg:y2="5.318cm">
          <text:p/>
        </draw:line>
        <draw:line draw:style-name="gr2" draw:text-style-name="P1" draw:layer="layout" svg:x1="3.794cm" svg:y1="18.78cm" svg:x2="5.445cm" svg:y2="18.78cm">
          <text:p/>
        </draw:line>
        <draw:line draw:style-name="gr2" draw:text-style-name="P1" draw:layer="layout" svg:x1="15.605cm" svg:y1="18.907cm" svg:x2="17.256cm" svg:y2="18.907cm">
          <text:p/>
        </draw:line>
      </draw:page>
      <draw:page draw:name="page7" draw:style-name="dp1" draw:master-page-name="Default">
        <draw:line draw:style-name="gr3" draw:text-style-name="P1" draw:layer="layout" svg:x1="2.778cm" svg:y1="14.462cm" svg:x2="3.794cm" svg:y2="16.494cm">
          <text:p/>
        </draw:line>
        <draw:line draw:style-name="gr3" draw:text-style-name="P1" draw:layer="layout" svg:x1="3.794cm" svg:y1="16.494cm" svg:x2="16.494cm" svg:y2="16.367cm">
          <text:p/>
        </draw:line>
        <draw:line draw:style-name="gr3" draw:text-style-name="P1" draw:layer="layout" svg:x1="16.367cm" svg:y1="16.367cm" svg:x2="17.256cm" svg:y2="14.462cm">
          <text:p/>
        </draw:line>
        <draw:line draw:style-name="gr3" draw:text-style-name="P1" draw:layer="layout" svg:x1="2.651cm" svg:y1="14.462cm" svg:x2="17.129cm" svg:y2="14.462cm">
          <text:p/>
        </draw:line>
        <draw:custom-shape draw:style-name="gr4" draw:text-style-name="P1" draw:layer="layout" svg:width="1.905cm" svg:height="1.524cm" svg:x="8.493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0.254cm" svg:x="6.783cm" svg:y="13.0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3.359cm" svg:x="10.525cm" svg:y="11.10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574cm" svg:y1="11.104cm" svg:x2="10.818cm" svg:y2="10.144cm">
          <text:p/>
        </draw:line>
        <draw:line draw:style-name="gr3" draw:text-style-name="P1" draw:layer="layout" svg:x1="10.818cm" svg:y1="10.144cm" svg:x2="11.062cm" svg:y2="11.008cm">
          <text:p/>
        </draw:line>
        <draw:line draw:style-name="gr3" draw:text-style-name="P1" draw:layer="layout" svg:x1="11.16cm" svg:y1="11.104cm" svg:x2="11.404cm" svg:y2="10.144cm">
          <text:p/>
        </draw:line>
        <draw:line draw:style-name="gr3" draw:text-style-name="P1" draw:layer="layout" svg:x1="11.404cm" svg:y1="10.144cm" svg:x2="11.795cm" svg:y2="11.16cm">
          <text:p/>
        </draw:line>
        <draw:custom-shape draw:style-name="gr4" draw:text-style-name="P1" draw:layer="layout" svg:width="4.572cm" svg:height="0.762cm" svg:x="3.921cm" svg:y="13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7cm" svg:y1="6.334cm" svg:x2="11.922cm" svg:y2="9.763cm">
          <text:p/>
        </draw:line>
        <draw:frame draw:style-name="gr6" draw:layer="layout" svg:width="6.35cm" svg:height="1.52cm" svg:x="11.795cm" svg:y="4.429cm">
          <draw:text-box>
            <text:p>Missile Launchers</text:p>
          </draw:text-box>
        </draw:frame>
        <draw:line draw:style-name="gr5" draw:text-style-name="P1" draw:layer="layout" svg:x1="5.953cm" svg:y1="10.652cm" svg:x2="8.112cm" svg:y2="12.557cm">
          <text:p/>
        </draw:line>
        <draw:frame draw:style-name="gr7" draw:layer="layout" svg:width="3.683cm" svg:height="1.266cm" svg:x="2.905cm" svg:y="9.509cm">
          <draw:text-box>
            <text:p>Gun turret</text:p>
          </draw:text-box>
        </draw:frame>
        <draw:custom-shape draw:style-name="gr4" draw:text-style-name="P1" draw:layer="layout" svg:width="4.572cm" svg:height="0.762cm" svg:x="11.795cm" svg:y="13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93cm" svg:y1="13.7cm" svg:x2="10.398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1 </meta:initial-creator>
    <meta:creation-date>2015-02-26T23:06:12</meta:creation-date>
    <dc:date>2015-03-06T23:46:49</dc:date>
    <dc:creator>user1 </dc:creator>
    <meta:editing-duration>PT5H46M22S</meta:editing-duration>
    <meta:editing-cycles>9</meta:editing-cycles>
    <meta:generator>LibreOffice/3.5$Linux_X86_64 LibreOffice_project/350m1$Build-2</meta:generator>
    <meta:document-statistic meta:object-count="103"/>
  </office:meta>
</office:document-meta>
</file>